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2272in"/>
    </style:style>
    <style:style style:name="co3" style:family="table-column">
      <style:table-column-properties fo:break-before="auto" style:column-width="4.739in"/>
    </style:style>
    <style:style style:name="co4" style:family="table-column">
      <style:table-column-properties fo:break-before="auto" style:column-width="2.3154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4.6846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15.8783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2.5075in" fo:break-before="auto" style:use-optimal-row-height="true"/>
    </style:style>
    <style:style style:name="ro10" style:family="table-row">
      <style:table-row-properties style:row-height="2.8189in" fo:break-before="auto" style:use-optimal-row-height="true"/>
    </style:style>
    <style:style style:name="ro11" style:family="table-row">
      <style:table-row-properties style:row-height="4.8402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value-type" style:repeat-content="false" style:vertical-align="top"/>
      <style:paragraph-properties fo:margin-left="0in"/>
    </style:style>
    <style:style style:name="ce6" style:family="table-cell" style:parent-style-name="Default">
      <style:table-cell-properties style:text-align-source="value-type" style:repeat-content="false" fo:wrap-option="wrap" style:vertical-align="top"/>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5"/>
        <table:table-column table:style-name="co2" table:default-cell-style-name="ce5"/>
        <table:table-column table:style-name="co3" table:default-cell-style-name="ce5"/>
        <table:table-column table:style-name="co4" table:default-cell-style-name="ce5"/>
        <table:table-column table:style-name="co1" table:number-columns-repeated="1019" table:default-cell-style-name="ce5"/>
        <table:table-row table:style-name="ro1" table:number-rows-repeated="2">
          <table:table-cell table:number-columns-repeated="1024"/>
        </table:table-row>
        <table:table-row table:style-name="ro1">
          <table:table-cell/>
          <table:table-cell table:style-name="ce6" office:value-type="string" calcext:value-type="string">
            <text:p>Chapter </text:p>
          </table:table-cell>
          <table:table-cell table:style-name="ce6" office:value-type="string" calcext:value-type="string">
            <text:p>Concept </text:p>
          </table:table-cell>
          <table:table-cell table:style-name="ce6" office:value-type="string" calcext:value-type="string">
            <text:p>Excel </text:p>
          </table:table-cell>
          <table:table-cell table:style-name="ce6" office:value-type="string" calcext:value-type="string">
            <text:p>R </text:p>
          </table:table-cell>
          <table:table-cell table:style-name="ce6" office:value-type="string" calcext:value-type="string">
            <text:p>Comment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IDE </text:p>
          </table:table-cell>
          <table:table-cell table:style-name="ce6" office:value-type="string" calcext:value-type="string">
            <text:p>Ribbon vs. main vs. power pivot vs. power query </text:p>
            <text:p>Customize ribbon </text:p>
            <text:p> </text:p>
          </table:table-cell>
          <table:table-cell table:style-name="ce6" office:value-type="string" calcext:value-type="string">
            <text:p>Rmarkdown </text:p>
            <text:p>Code chunks vs. text </text:p>
            <text:p>kniting </text:p>
          </table:table-cell>
          <table:table-cell table:style-name="ce6" office:value-type="string" calcext:value-type="string">
            <text:p> </text:p>
          </table:table-cell>
          <table:table-cell table:number-columns-repeated="1018"/>
        </table:table-row>
        <table:table-row table:style-name="ro3">
          <table:table-cell/>
          <table:table-cell table:style-name="ce6" office:value-type="float" office:value="1" calcext:value-type="float">
            <text:p>1</text:p>
          </table:table-cell>
          <table:table-cell table:style-name="ce6" office:value-type="string" calcext:value-type="string">
            <text:p>Named objects; how to create objects, label and reference, and add columns or rows to the object </text:p>
            <text:p>How to create series from existing functions including, numbers, dates and repeating strings </text:p>
            <text:p> </text:p>
          </table:table-cell>
          <table:table-cell table:style-name="ce6" office:value-type="string" calcext:value-type="string">
            <text:p>Named cells </text:p>
            <text:p>Named Tables </text:p>
            <text:p>Adding columns to Tables </text:p>
            <text:p>Adding rows to Tables </text:p>
            <text:p>Referencing named objects </text:p>
            <text:p>F5 </text:p>
            <text:p>Index() </text:p>
            <text:p>Tab references </text:p>
            <text:p>How to edit named objects </text:p>
            <text:p>Data Entry Form add in </text:p>
            <text:p>Creating vector </text:p>
            <text:p>Fill Series Tips </text:p>
            <text:p>Existing data </text:p>
            <text:p>New series of Numbers </text:p>
            <text:p>New series of Dates </text:p>
            <text:p>Flash Fill tips </text:p>
            <text:p>Adding/subtracting/dividing/multiplying columns </text:p>
            <text:p>One formula works against all rows in a column </text:p>
            <text:p>Rowwise equvalant </text:p>
            <text:p>Colwise equvailant </text:p>
            <text:p>Mean </text:p>
            <text:p>Median </text:p>
            <text:p>Sum </text:p>
            <text:p>Count </text:p>
            <text:p>Aggregate </text:p>
            <text:p>Error handling </text:p>
            <text:p>Iferror() </text:p>
            <text:p>NA vs. null vs. ref </text:p>
            <text:p>Array [what did I mean by this] </text:p>
            <text:p> </text:p>
          </table:table-cell>
          <table:table-cell table:style-name="ce6" office:value-type="string" calcext:value-type="string">
            <text:p>Tibbles </text:p>
            <text:p>Lists </text:p>
            <text:p>Vectors </text:p>
            <text:p>dataeditR </text:p>
            <text:p>Arrange() </text:p>
            <text:p>Generating data </text:p>
            <text:p>-numbers </text:p>
            <text:p>-letters </text:p>
            <text:p>-dates </text:p>
            <text:p>-rep() </text:p>
            <text:p>-seq() </text:p>
            <text:p>-mutate </text:p>
            <text:p> </text:p>
          </table:table-cell>
          <table:table-cell table:style-name="ce6" office:value-type="string" calcext:value-type="string">
            <text:p>Emphasis on tabular data </text:p>
            <text:p>The need for quality data </text:p>
          </table:table-cell>
          <table:table-cell table:number-columns-repeated="1018"/>
        </table:table-row>
        <table:table-row table:style-name="ro4">
          <table:table-cell/>
          <table:table-cell table:style-name="ce6" office:value-type="string" calcext:value-type="string">
            <text:p> </text:p>
          </table:table-cell>
          <table:table-cell table:style-name="ce6" office:value-type="string" calcext:value-type="string">
            <text:p>Visualization Exercise 1 </text:p>
          </table:table-cell>
          <table:table-cell table:style-name="ce6" office:value-type="string" calcext:value-type="string">
            <text:p>Basic Table </text:p>
            <text:p>Minimalist formatting </text:p>
            <text:p>Borders </text:p>
            <text:p>Alternatives to tables </text:p>
            <text:p>Visualize/ emphasize word </text:p>
            <text:p>Conditional formatting of values </text:p>
            <text:p>Picking existing themes/ pallets </text:p>
            <text:p>Picking custom colors </text:p>
            <text:p>Bold / italics </text:p>
            <text:p>Column format width / wrap </text:p>
            <text:p>Perhaps practice making executive slides </text:p>
            <text:p>Teaching how to present information in effective ways </text:p>
            <text:p>sort </text:p>
          </table:table-cell>
          <table:table-cell table:style-name="ce6" office:value-type="string" calcext:value-type="string">
            <text:p>Gt() </text:p>
          </table:table-cell>
          <table:table-cell table:style-name="ce6" office:value-type="string" calcext:value-type="string">
            <text:p> </text:p>
          </table:table-cell>
          <table:table-cell table:number-columns-repeated="1018"/>
        </table:table-row>
        <table:table-row table:style-name="ro5">
          <table:table-cell/>
          <table:table-cell table:style-name="ce6" office:value-type="string" calcext:value-type="string">
            <text:p> </text:p>
          </table:table-cell>
          <table:table-cell table:style-name="ce6" office:value-type="string" calcext:value-type="string">
            <text:p>Reading data </text:p>
          </table:table-cell>
          <table:table-cell table:style-name="ce6" office:value-type="string" calcext:value-type="string">
            <text:p>Have ten excel files, how do I read this information </text:p>
            <text:p>In truth - with base excel no good ways only terrible ways </text:p>
            <text:p>Can copy &amp;paste but that is manual and can be full  of errors (columns out of line, paste over rows,etc) and limited to 1M rows </text:p>
            <text:p>Typically people build a summarization report and then link to various reports that will update each month </text:p>
            <text:p>Linked excel sheets (I will show you only because I know this is a reality but strongly recommend against this) </text:p>
            <text:p>Strongly suggest to use power query and the below pattern </text:p>
          </table:table-cell>
          <table:table-cell table:style-name="ce6" office:value-type="string" calcext:value-type="string">
            <text:p>Readr </text:p>
            <text:p>Readxl </text:p>
            <text:p>rio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6">
          <table:table-cell/>
          <table:table-cell table:style-name="ce6" office:value-type="string" calcext:value-type="string">
            <text:p> </text:p>
          </table:table-cell>
          <table:table-cell table:style-name="ce6" office:value-type="string" calcext:value-type="string">
            <text:p>Column types / data types </text:p>
          </table:table-cell>
          <table:table-cell table:style-name="ce6" office:value-type="string" calcext:value-type="string">
            <text:p>Why format columns are important </text:p>
            <text:p>More than just visual, it enables calculations </text:p>
            <text:p>Format Numeric, dates, strings, factor equivalent (weekdays) </text:p>
            <text:p> </text:p>
            <text:p> </text:p>
            <text:p> </text:p>
            <text:p> </text:p>
            <text:p> </text:p>
          </table:table-cell>
          <table:table-cell table:style-name="ce6" office:value-type="string" calcext:value-type="string">
            <text:p>Forecat package </text:p>
            <text:p>Fct_lump </text:p>
            <text:p>Fct_reorder </text:p>
            <text:p>Fct_other </text:p>
            <text:p>Fct_relevel </text:p>
            <text:p>Fct_recode </text:p>
            <text:p>Cut </text:p>
            <text:p> </text:p>
          </table:table-cell>
          <table:table-cell table:style-name="ce6" office:value-type="string" calcext:value-type="string">
            <text:p>Excel gives a lot of flexibility which might seem like a great thing (eg. You don't get show stopping errors) but it is dangerous. If you have data entry errors or bad data(which, I promise, you do) you will miss extractions (eg summing up text) </text:p>
            <text:p>Example of summing texts </text:p>
            <text:p>Because of this most people don't pay particular attention to the text type, they usually associate type with formatting which is related but not the same </text:p>
            <text:p>Again this saves you time as you can just enter any old thing and it "works" however whatever time you saved in this,I promise you loose in larger datesets when you have errors or performance issues </text:p>
            <text:p>This is why we need to learn about data types  and why coding languags are so particular about data types - many will just not allow you to proceed further until you establish this. This is usually a barrier and source of frustration for those learning </text:p>
            <text:p>Exception is factors where the concept sort of exists in excel, try sorting the table and imagine you want to sort it by a custom order (not alphabetical) </text:p>
            <text:p>Here you can create your own levels by using the list function, this enables a custom sort </text:p>
            <text:p>Here is where you will already start to see some performance differences between excel in R when dealing with factors </text:p>
          </table:table-cell>
          <table:table-cell table:number-columns-repeated="1018"/>
        </table:table-row>
        <table:table-row table:style-name="ro7">
          <table:table-cell/>
          <table:table-cell table:style-name="ce6" office:value-type="string" calcext:value-type="string">
            <text:p> </text:p>
          </table:table-cell>
          <table:table-cell table:style-name="ce6" office:value-type="string" calcext:value-type="string">
            <text:p> Visualization Exercise 2 </text:p>
          </table:table-cell>
          <table:table-cell table:style-name="ce6" office:value-type="string" calcext:value-type="string">
            <text:p>Bar chart </text:p>
            <text:p>Dynamic reference </text:p>
            <text:p>Stacked </text:p>
            <text:p>Fill </text:p>
            <text:p>Dodge </text:p>
            <text:p>Line chart </text:p>
            <text:p>X,y chart </text:p>
            <text:p>Preset themes </text:p>
            <text:p>customization </text:p>
          </table:table-cell>
          <table:table-cell table:style-name="ce6" office:value-type="string" calcext:value-type="string">
            <text:p>Geom_col() </text:p>
            <text:p>Geom_line() </text:p>
            <text:p>Aes() </text:p>
            <text:p>Color() </text:p>
            <text:p>Fill() </text:p>
            <text:p>Shape() </text:p>
            <text:p>Linetype() </text:p>
            <text:p>Label_wrap </text:p>
            <text:p>Position() </text:p>
            <text:p>Theme_sets() </text:p>
            <text:p>Theme() </text:p>
            <text:p>Xlabs, ylabs, title, subtitle, caption </text:p>
            <text:p> </text:p>
            <text:p> </text:p>
          </table:table-cell>
          <table:table-cell table:style-name="ce6" office:value-type="string" calcext:value-type="string">
            <text:p> </text:p>
          </table:table-cell>
          <table:table-cell table:number-columns-repeated="1018"/>
        </table:table-row>
        <table:table-row table:style-name="ro8">
          <table:table-cell/>
          <table:table-cell table:style-name="ce6" office:value-type="string" calcext:value-type="string">
            <text:p> </text:p>
          </table:table-cell>
          <table:table-cell table:style-name="ce6" office:value-type="string" calcext:value-type="string">
            <text:p>Reinforce learning </text:p>
          </table:table-cell>
          <table:table-cell table:style-name="ce6" office:value-type="string" calcext:value-type="string">
            <text:p> </text:p>
          </table:table-cell>
          <table:table-cell table:style-name="ce6" office:value-type="string" calcext:value-type="string">
            <text:p>Factors </text:p>
            <text:p>Rbloggers entry on factors </text:p>
            <text:p>Skills validationL </text:p>
            <text:p>Exercise x,y,z in different books </text:p>
          </table:table-cell>
          <table:table-cell table:style-name="ce6" office:value-type="string" calcext:value-type="string">
            <text:p> </text:p>
          </table:table-cell>
          <table:table-cell table:number-columns-repeated="1018"/>
        </table:table-row>
        <table:table-row table:style-name="ro9">
          <table:table-cell/>
          <table:table-cell table:style-name="ce6" office:value-type="string" calcext:value-type="string">
            <text:p> </text:p>
          </table:table-cell>
          <table:table-cell table:style-name="ce6" office:value-type="string" calcext:value-type="string">
            <text:p>Sort, filter, remove duplicates, relevel </text:p>
          </table:table-cell>
          <table:table-cell table:style-name="ce6" office:value-type="string" calcext:value-type="string">
            <text:p>Number filter </text:p>
            <text:p>text filters </text:p>
            <text:p>Other filters: Color filters </text:p>
            <text:p>Cell filter </text:p>
            <text:p>Conditional filter </text:p>
            <text:p>Sort &amp; relevel </text:p>
            <text:p>Dates </text:p>
            <text:p>Numbers </text:p>
            <text:p>Text </text:p>
            <text:p>A-z </text:p>
            <text:p>custom lists </text:p>
            <text:p>Field slicer </text:p>
            <text:p>Timeline slicer </text:p>
            <text:p>Match() </text:p>
            <text:p>Find() </text:p>
            <text:p> </text:p>
          </table:table-cell>
          <table:table-cell table:style-name="ce6" office:value-type="string" calcext:value-type="string">
            <text:p>Select </text:p>
            <text:p>Filter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0">
          <table:table-cell/>
          <table:table-cell table:style-name="ce6" office:value-type="string" calcext:value-type="string">
            <text:p> </text:p>
          </table:table-cell>
          <table:table-cell table:style-name="ce6" office:value-type="string" calcext:value-type="string">
            <text:p>More advanced aggregations running totals, </text:p>
            <text:p>Ranks, </text:p>
            <text:p> </text:p>
          </table:table-cell>
          <table:table-cell table:style-name="ce6" office:value-type="string" calcext:value-type="string">
            <text:p>Now we start with dealing with grouping or categorization of our data by attributes that aren't just in labels </text:p>
            <text:p>This typically becomes necessary as we want to establish trends and insights into these group, some basic yet popular patterns are below </text:p>
            <text:p>Bigger issues when dealing with data is understanding changes, most analysis concepts, are centered around a establish a center point and understanding each points distance from that point </text:p>
            <text:p>Sometimes this is called variance analysis which can be within a group or how something has change dover time or an outlier </text:p>
            <text:p>Here are some useful techniques or formulas to help categorize disperse data </text:p>
            <text:p>Z score/ standardize </text:p>
            <text:p>Log() </text:p>
            <text:p>Running totals </text:p>
            <text:p>Percent of total </text:p>
            <text:p>ABC analysis </text:p>
            <text:p>%percentile </text:p>
            <text:p>cohort </text:p>
            <text:p>rank </text:p>
          </table:table-cell>
          <table:table-cell table:number-columns-repeated="2" table:style-name="ce6" office:value-type="string" calcext:value-type="string">
            <text:p> </text:p>
          </table:table-cell>
          <table:table-cell table:number-columns-repeated="1018"/>
        </table:table-row>
        <table:table-row table:style-name="ro7">
          <table:table-cell/>
          <table:table-cell table:style-name="ce6" office:value-type="string" calcext:value-type="string">
            <text:p> </text:p>
          </table:table-cell>
          <table:table-cell table:style-name="ce6" office:value-type="string" calcext:value-type="string">
            <text:p>Group_by / summarize functions/conditional aggregations/advanced references </text:p>
            <text:p> </text:p>
            <text:p>Basic build out map </text:p>
            <text:p>Group_by vs. rowwise </text:p>
            <text:p> </text:p>
            <text:p>Across/if_any/if_all </text:p>
            <text:p>Rowwise </text:p>
            <text:p>Where </text:p>
            <text:p>Current_group </text:p>
            <text:p> </text:p>
          </table:table-cell>
          <table:table-cell table:style-name="ce6" office:value-type="string" calcext:value-type="string">
            <text:p>Index() </text:p>
            <text:p>If() </text:p>
            <text:p>_ifs() </text:p>
            <text:p>Pivot tables </text:p>
            <text:p>Pivottablereferences </text:p>
            <text:p> </text:p>
            <text:p> </text:p>
          </table:table-cell>
          <table:table-cell table:style-name="ce6" office:value-type="string" calcext:value-type="string">
            <text:p> </text:p>
            <text:p>Ifelse </text:p>
            <text:p>case_when </text:p>
            <text:p>_join </text:p>
            <text:p>Group_by </text:p>
            <text:p>Summarize </text:p>
            <text:p>Rowwise </text:p>
            <text:p>Columnwise </text:p>
            <text:p>Count </text:p>
            <text:p>Base R techniques too </text:p>
            <text:p>Subset dataframes sum(df$col==x) </text:p>
            <text:p> </text:p>
            <text:p> </text:p>
            <text:p>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rror / NAs / NULLs  </text:p>
          </table:table-cell>
          <table:table-cell table:style-name="ce6" office:value-type="string" calcext:value-type="string">
            <text:p>Iferror() </text:p>
          </table:table-cell>
          <table:table-cell table:style-name="ce6" office:value-type="string" calcext:value-type="string">
            <text:p>Is.na()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1">
          <table:table-cell/>
          <table:table-cell table:style-name="ce6" office:value-type="string" calcext:value-type="string">
            <text:p> </text:p>
          </table:table-cell>
          <table:table-cell table:style-name="ce6" office:value-type="string" calcext:value-type="string">
            <text:p>Time intelligence functions </text:p>
          </table:table-cell>
          <table:table-cell table:style-name="ce6" office:value-type="string" calcext:value-type="string">
            <text:p>Dates </text:p>
            <text:p>One of the most frustating aspects of excel is that it turns your dates into numbers or xxxx </text:p>
            <text:p>Data formula </text:p>
          </table:table-cell>
          <table:table-cell table:style-name="ce6" office:value-type="string" calcext:value-type="string">
            <text:p>Dates in general are a confusing concept even though we want it to be straight fowr </text:p>
          </table:table-cell>
          <table:table-cell table:style-name="ce6" office:value-type="string" calcext:value-type="string">
            <text:p>Dates in general are  confusing concept even though we want it to be straight forward. Why because they are irregular and arbitrary. Different months have different days, different years have different days, and each year has parial days in it. We have time zones. So that opening is a bit of primer that working with dats in general can be frustrating no mater what tool or package you want to use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Month over month </text:p>
          </table:table-cell>
          <table:table-cell table:style-name="ce6" office:value-type="string" calcext:value-type="string">
            <text:p>Group_by </text:p>
            <text:p>Summarize </text:p>
            <text:p>Lead_lag </text:p>
          </table:table-cell>
          <table:table-cell table:style-name="ce6" office:value-type="string" calcext:value-type="string">
            <text:p>Group_by </text:p>
            <text:p>Summarize </text:p>
            <text:p>Lead / lag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Year over year </text:p>
          </table:table-cell>
          <table:table-cell table:style-name="ce6" office:value-type="string" calcext:value-type="string">
            <text:p>…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Week over week </text:p>
          </table:table-cell>
          <table:table-cell table:style-name="ce6" office:value-type="string" calcext:value-type="string">
            <text:p>… </text:p>
          </table:table-cell>
          <table:table-cell table:number-columns-repeated="2" table:style-name="ce6" office:value-type="string" calcext:value-type="string">
            <text:p> </text:p>
          </table:table-cell>
          <table:table-cell table:number-columns-repeated="1018"/>
        </table:table-row>
        <table:table-row table:style-name="ro8">
          <table:table-cell/>
          <table:table-cell table:style-name="ce6" office:value-type="string" calcext:value-type="string">
            <text:p> </text:p>
          </table:table-cell>
          <table:table-cell table:style-name="ce6" office:value-type="string" calcext:value-type="string">
            <text:p>Non_standard_calendar </text:p>
          </table:table-cell>
          <table:table-cell table:style-name="ce6" office:value-type="string" calcext:value-type="string">
            <text:p>Have no idea how to do this, like most things can be done, just a done of work - easier to use R </text:p>
            <text:p> </text:p>
          </table:table-cell>
          <table:table-cell table:style-name="ce6" office:value-type="string" calcext:value-type="string">
            <text:p>Create calendar </text:p>
            <text:p>Map weeks to normal weeks </text:p>
            <text:p>Group_by </text:p>
            <text:p>Use lead/lag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ummin,cummax,cummean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olling average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Month to dat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Year to date ,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Quarter to dat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ates for days vs. aboslute amount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Filter date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2">
          <table:table-cell/>
          <table:table-cell table:style-name="ce6" office:value-type="string" calcext:value-type="string">
            <text:p> </text:p>
          </table:table-cell>
          <table:table-cell table:style-name="ce6" office:value-type="string" calcext:value-type="string">
            <text:p>Merging / joining /conditional referencing </text:p>
          </table:table-cell>
          <table:table-cell table:style-name="ce6" office:value-type="string" calcext:value-type="string">
            <text:p>_ifs() </text:p>
            <text:p>Vlookup </text:p>
            <text:p>Hlookup </text:p>
            <text:p>Index(match) </text:p>
            <text:p>Array formulas </text:p>
          </table:table-cell>
          <table:table-cell table:style-name="ce6" office:value-type="string" calcext:value-type="string">
            <text:p>Filter, groupby,summarize? </text:p>
            <text:p>Left_join </text:p>
            <text:p>Full_join </text:p>
            <text:p>Rightjoin </text:p>
            <text:p>Anti_join </text:p>
          </table:table-cell>
          <table:table-cell table:style-name="ce6" office:value-type="string" calcext:value-type="string">
            <text:p> </text:p>
          </table:table-cell>
          <table:table-cell table:number-columns-repeated="1018"/>
        </table:table-row>
        <table:table-row table:style-name="ro13">
          <table:table-cell/>
          <table:table-cell table:style-name="ce6" office:value-type="string" calcext:value-type="string">
            <text:p> </text:p>
          </table:table-cell>
          <table:table-cell table:style-name="ce6" office:value-type="string" calcext:value-type="string">
            <text:p>Categorizing / grouping techniques </text:p>
          </table:table-cell>
          <table:table-cell table:style-name="ce6" office:value-type="string" calcext:value-type="string">
            <text:p>Match() </text:p>
            <text:p>Find() </text:p>
            <text:p>Length() </text:p>
            <text:p>Right() </text:p>
            <text:p>Left() </text:p>
            <text:p>Mid() </text:p>
            <text:p>pivot table: group </text:p>
            <text:p>Link to other excel models </text:p>
          </table:table-cell>
          <table:table-cell table:style-name="ce6" office:value-type="string" calcext:value-type="string">
            <text:p>Group_by </text:p>
            <text:p>Regex </text:p>
            <text:p>str_detect </text:p>
            <text:p>Fct_lump </text:p>
            <text:p>Fct_other </text:p>
            <text:p>Relevel </text:p>
            <text:p>recode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Visualizing data </text:p>
          </table:table-cell>
          <table:table-cell table:style-name="ce6" office:value-type="string" calcext:value-type="string">
            <text:p>Bar graphs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xtract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Transform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Load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4">
          <table:table-cell/>
          <table:table-cell table:style-name="ce6" office:value-type="string" calcext:value-type="string">
            <text:p> </text:p>
          </table:table-cell>
          <table:table-cell table:style-name="ce6" office:value-type="string" calcext:value-type="string">
            <text:p>Colors including custom colors </text:p>
          </table:table-cell>
          <table:table-cell table:style-name="ce6" office:value-type="string" calcext:value-type="string">
            <text:p> </text:p>
          </table:table-cell>
          <table:table-cell table:style-name="ce6" office:value-type="string" calcext:value-type="string">
            <text:p>Names(colors)&lt;- factor_names </text:p>
            <text:p> </text:p>
            <text:p>Popular color packages </text:p>
            <text:p>Discrete vs. continous </text:p>
            <text:p>Manual assignment </text:p>
            <text:p>Create your own! </text:p>
            <text:p>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Factor analysis </text:p>
          </table:table-cell>
          <table:table-cell table:number-columns-repeated="3" table:style-name="ce6" office:value-type="string" calcext:value-type="string">
            <text:p> </text:p>
          </table:table-cell>
          <table:table-cell table:number-columns-repeated="1018"/>
        </table:table-row>
        <table:table-row table:style-name="ro8">
          <table:table-cell/>
          <table:table-cell table:style-name="ce6" office:value-type="string" calcext:value-type="string">
            <text:p> </text:p>
          </table:table-cell>
          <table:table-cell table:style-name="ce6" office:value-type="string" calcext:value-type="string">
            <text:p>Budge plan vs. plan, actuals for actuals </text:p>
            <text:p>Allocations </text:p>
            <text:p>Validation </text:p>
            <text:p>Rates vs. absolute amounts </text:p>
          </table:table-cell>
          <table:table-cell table:number-columns-repeated="3" table:style-name="ce6" office:value-type="string" calcext:value-type="string">
            <text:p>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Tidy selection techniques </text:p>
            <text:p>Selection based on names </text:p>
            <text:p>Selection based on column criteria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oncatenate based on data outputs </text:p>
          </table:table-cell>
          <table:table-cell table:number-columns-repeated="3" table:style-name="ce6" office:value-type="string" calcext:value-type="string">
            <text:p> </text:p>
          </table:table-cell>
          <table:table-cell table:number-columns-repeated="1018"/>
        </table:table-row>
        <table:table-row table:style-name="ro14">
          <table:table-cell/>
          <table:table-cell table:style-name="ce6" office:value-type="string" calcext:value-type="string">
            <text:p> </text:p>
          </table:table-cell>
          <table:table-cell table:style-name="ce6" office:value-type="string" calcext:value-type="string">
            <text:p>Generate sample data </text:p>
            <text:p>Index </text:p>
            <text:p>Dates </text:p>
            <text:p>Random figures </text:p>
            <text:p>Random figures from a set or custom distribution </text:p>
            <text:p>Simulations </text:p>
            <text:p>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ontins()==match()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nquo()==indirect() </text:p>
          </table:table-cell>
          <table:table-cell table:number-columns-repeated="3" table:style-name="ce6" office:value-type="string" calcext:value-type="string">
            <text:p>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Readr </text:p>
            <text:p>Col_spec </text:p>
            <text:p>Col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map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OTHER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 in powerBi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 markdown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ETL </text:p>
          </table:table-cell>
          <table:table-cell table:style-name="ce6" office:value-type="string" calcext:value-type="string">
            <text:p>csv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xcel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SQL/snowflak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reporting </text:p>
          </table:table-cell>
          <table:table-cell table:style-name="ce6" office:value-type="string" calcext:value-type="string">
            <text:p>quarto</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automation </text:p>
          </table:table-cell>
          <table:table-cell table:style-name="ce6" office:value-type="string" calcext:value-type="string">
            <text:p>Bash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number-columns-repeated="1022"/>
        </table:table-row>
        <table:table-row table:style-name="ro1" table:number-rows-repeated="10485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3:37:35.262610558</meta:creation-date>
    <dc:date>2022-09-19T21:33:46.317538663</dc:date>
    <meta:editing-duration>PT31M21S</meta:editing-duration>
    <meta:editing-cycles>3</meta:editing-cycles>
    <meta:generator>LibreOffice/7.3.6.2$Linux_X86_64 LibreOffice_project/30$Build-2</meta:generator>
    <meta:document-statistic meta:table-count="1" meta:cell-count="316" meta:object-count="0"/>
  </office:meta>
</office:document-meta>
</file>